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366in"/>
    </style:style>
    <style:style style:name="co4" style:family="table-column">
      <style:table-column-properties fo:break-before="auto" style:column-width="7.8437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ext-properties fo:language="en" fo:country="US"/>
    </style:style>
    <style:style style:name="ce2" style:family="table-cell" style:parent-style-name="Default" style:data-style-name="N5100">
      <style:table-cell-properties style:text-align-source="fix" style:repeat-content="false" style:vertical-align="middle"/>
      <style:paragraph-properties fo:text-align="start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language="en" fo:country="US"/>
    </style:style>
    <style:style style:name="ce4" style:family="table-cell" style:parent-style-name="Default" style:data-style-name="N5100">
      <style:table-cell-properties fo:wrap-option="wrap" fo:padding-bottom="0.0193in" fo:padding-left="0.0138in" fo:padding-right="0.0138in" fo:padding-top="0.0193in"/>
      <style:text-properties fo:language="en" fo:country="US" fo:hyphenate="true"/>
    </style:style>
    <style:style style:name="ce5" style:family="table-cell" style:parent-style-name="Default" style:data-style-name="N100">
      <style:table-cell-properties fo:wrap-option="wrap" fo:padding-bottom="0.0193in" fo:padding-left="0.0138in" fo:padding-right="0.0138in" fo:padding-top="0.0193in"/>
      <style:text-properties fo:hyphenate="true"/>
    </style:style>
    <style:style style:name="ce6" style:family="table-cell" style:parent-style-name="Default" style:data-style-name="N100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Attributes</text:p>
          </table:table-cell>
          <table:table-cell office:value-type="string">
            <text:p>Source <text:span text:style-name="T1">text</text:span></text:p>
          </table:table-cell>
          <table:table-cell office:value-type="string">
            <text:p>File name</text:p>
          </table:table-cell>
          <table:table-cell office:value-type="string">
            <text:p>ID</text:p>
          </table:table-cell>
          <table:table-cell office:value-type="string">
            <text:p>Prev./next segment</text:p>
          </table:table-cell>
          <table:table-cell office:value-type="string">
            <text:p>Path</text:p>
          </table:table-cell>
          <table:table-cell table:style-name="ce4" office:value-type="string">
            <text:p>Didier's commen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ilter <text:span text:style-name="T1">name</text:span></text:p>
          </table:table-cell>
          <table:table-cell table:style-name="ce3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Android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6" office:value-type="string">
            <text:p>ID is adequate, I think nothing more is needed.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ocBook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* text, so Prev./next segment is adequate.</text:p>
            <text:p>As far as path is concerned, I don't think it's very discriminating. <text:s/>You can several have &lt;sect1&gt;&lt;sect2&gt;&lt;para&gt; in the same documen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okuWiki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elp &amp; Manua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t's XML. I don't know much that format, but the path doesn't seem very discriminating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TML and 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As you wrote, path is not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HTML Help Compil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a subset of HTML. It's used for localization of online help (keywords and index). Prev./next segment is often adequate (because it helps finding the difference between menu entries and button captions).</text:p>
            <text:p>Path is always the same, so not very discriminating.</text:p>
            <text:p>There is a kind of ID, but not easy to get (it's in a different tag from the one containing the translatable text, and that different tag appears *after* the translatable text, and not even immediately after)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ava(TM) Resource Bund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ey=Value Text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generally adequate. As discussed previously, it will be OK for the time being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aTeX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* text, so Prev./next segment is adequate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icrosoft Open X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usually complex, what with all the "runs" there is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ozilla DTD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penDocument/OpenOffice.org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 don't think the path is very discriminating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O Files</text:p>
          </table:table-cell>
          <table:table-cell table:number-columns-repeated="2" table:style-name="ce3" office:value-type="string">
            <text:p>+</text:p>
          </table:table-cell>
          <table:table-cell table:style-name="ce3" table:number-columns-repeated="2"/>
          <table:table-cell table:style-name="ce3" office:value-type="string">
            <text:p>+<text:span text:style-name="T2">(</text:span>context<text:span text:style-name="T2">)</text:span></text:p>
          </table:table-cell>
          <table:table-cell table:style-name="ce4" office:value-type="string">
            <text:p>*When* context is there, it seems adequate as a "path". The issue is that I never have it in my documents. If, as you wrote anyway, it's forbidden to have more than one translation for a given document, then Source text + File name seems OK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QuarkXPress CopyFlow Gold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re is a kind of path (it's pseudo-HTML), but I don't think we need 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X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ubRip Subtitles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VG Image Files</text:p>
          </table:table-cell>
          <table:table-cell table:number-columns-repeated="2" table:style-name="ce3" office:value-type="string">
            <text:p>+</text:p>
          </table:table-cell>
          <table:table-cell table:style-name="ce3" table:number-columns-repeated="3"/>
          <table:table-cell table:style-name="ce4" office:value-type="string">
            <text:p>It's definitely not narrative.</text:p>
            <text:p>The path would be welcome, but I'm not sure whether it's efficient, all the translatable text (in the example I have) seems to be in a long list of &lt;tspan&gt;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ext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Typo3 l10nmg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'm not sure whether the path is discriminating enough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Typo3 LocManag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'm not sure whether the path is discriminating enough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ndows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X Localization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I think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You wrote that path is not very discriminating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XLIFF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used both for narrative text and localization. Prev./next segment is partially adequate.</text:p>
            <text:p>If path is usable, it would be useful.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office:value-type="string">
            <text:p>* Narrative not as in literature, but as opposed to localization. I.e., the sentences are related to each others.</text:p>
          </table:table-cell>
          <table:table-cell table:number-columns-repeated="1017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20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dier Briel</meta:initial-creator>
    <meta:creation-date>2011-03-11T10:38:29.51</meta:creation-date>
    <dc:date>2011-03-11T20:02:53.38</dc:date>
    <meta:editing-duration>PT53M28S</meta:editing-duration>
    <meta:editing-cycles>7</meta:editing-cycles>
    <meta:generator>LibreOffice/3.3$Win32 LibreOffice_project/330m19$Build-6</meta:generator>
    <meta:document-statistic meta:table-count="1" meta:cell-count="128" meta:object-count="0"/>
  </office:meta>
</office:document-meta>
</file>